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1.274cm" fo:min-width="1.659cm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min-height="1.401cm" fo:min-width="4.326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1.02cm" fo:min-width="2.04cm"/>
    </style:style>
    <style:style style:name="gr7" style:family="graphic" style:parent-style-name="objectwithoutfill">
      <style:graphic-properties draw:marker-start="Circl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524cm" svg:x="5.064cm" svg:y="1.025cm">
          <text:p text:style-name="P1">node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524cm" svg:x="11.541cm" svg:y="1.025cm">
          <text:p text:style-name="P1">node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524cm" svg:x="24.114cm" svg:y="1.025cm">
          <text:p text:style-name="P1">node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524cm" svg:x="17.891cm" svg:y="1.025cm">
          <text:p text:style-name="P1">node2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826cm" svg:height="1.651cm" svg:x="2.524cm" svg:y="3.9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064cm" svg:height="0.962cm" svg:x="2.397cm" svg:y="3.057cm">
            <draw:text-box>
              <text:p>ListNode</text:p>
            </draw:text-box>
          </draw:frame>
          <draw:frame draw:style-name="gr4" draw:text-style-name="P3" draw:layer="layout" svg:width="2.413cm" svg:height="1.143cm" svg:x="2.778cm" svg:y="4.2cm">
            <draw:text-box>
              <text:p>cargo</text:p>
            </draw:text-box>
          </draw:frame>
          <draw:frame draw:style-name="gr4" draw:text-style-name="P3" draw:layer="layout" svg:width="1.778cm" svg:height="1.143cm" svg:x="5.191cm" svg:y="4.2cm">
            <draw:text-box>
              <text:p>next</text:p>
            </draw:text-box>
          </draw:frame>
        </draw:g>
        <draw:g>
          <draw:custom-shape draw:style-name="gr2" draw:text-style-name="P2" draw:layer="layout" svg:width="4.826cm" svg:height="1.651cm" svg:x="8.851cm" svg:y="3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064cm" svg:height="0.962cm" svg:x="8.724cm" svg:y="3.057cm">
            <draw:text-box>
              <text:p>ListNode</text:p>
            </draw:text-box>
          </draw:frame>
          <draw:frame draw:style-name="gr4" draw:text-style-name="P3" draw:layer="layout" svg:width="2.413cm" svg:height="1.143cm" svg:x="9.105cm" svg:y="4.2cm">
            <draw:text-box>
              <text:p>cargo</text:p>
            </draw:text-box>
          </draw:frame>
          <draw:frame draw:style-name="gr4" draw:text-style-name="P3" draw:layer="layout" svg:width="1.778cm" svg:height="1.143cm" svg:x="11.518cm" svg:y="4.2cm">
            <draw:text-box>
              <text:p>next</text:p>
            </draw:text-box>
          </draw:frame>
        </draw:g>
        <draw:g>
          <draw:custom-shape draw:style-name="gr2" draw:text-style-name="P2" draw:layer="layout" svg:width="4.826cm" svg:height="1.651cm" svg:x="15.224cm" svg:y="3.9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064cm" svg:height="0.962cm" svg:x="15.097cm" svg:y="3.057cm">
            <draw:text-box>
              <text:p>ListNode</text:p>
            </draw:text-box>
          </draw:frame>
          <draw:frame draw:style-name="gr4" draw:text-style-name="P3" draw:layer="layout" svg:width="2.413cm" svg:height="1.143cm" svg:x="15.478cm" svg:y="4.2cm">
            <draw:text-box>
              <text:p>cargo</text:p>
            </draw:text-box>
          </draw:frame>
          <draw:frame draw:style-name="gr4" draw:text-style-name="P3" draw:layer="layout" svg:width="1.778cm" svg:height="1.143cm" svg:x="17.891cm" svg:y="4.2cm">
            <draw:text-box>
              <text:p>next</text:p>
            </draw:text-box>
          </draw:frame>
        </draw:g>
        <draw:g>
          <draw:custom-shape draw:style-name="gr2" draw:text-style-name="P2" draw:layer="layout" svg:width="4.826cm" svg:height="1.651cm" svg:x="21.574cm" svg:y="3.9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064cm" svg:height="0.962cm" svg:x="21.447cm" svg:y="3.057cm">
            <draw:text-box>
              <text:p>ListNode</text:p>
            </draw:text-box>
          </draw:frame>
          <draw:frame draw:style-name="gr4" draw:text-style-name="P3" draw:layer="layout" svg:width="2.413cm" svg:height="1.143cm" svg:x="21.828cm" svg:y="4.2cm">
            <draw:text-box>
              <text:p>cargo</text:p>
            </draw:text-box>
          </draw:frame>
          <draw:frame draw:style-name="gr4" draw:text-style-name="P3" draw:layer="layout" svg:width="1.778cm" svg:height="1.143cm" svg:x="24.241cm" svg:y="4.2cm">
            <draw:text-box>
              <text:p>next</text:p>
            </draw:text-box>
          </draw:frame>
        </draw:g>
        <draw:line draw:style-name="gr5" draw:text-style-name="P4" draw:layer="layout" svg:x1="6.842cm" svg:y1="4.708cm" svg:x2="8.874cm" svg:y2="4.708cm">
          <text:p/>
        </draw:line>
        <draw:line draw:style-name="gr5" draw:text-style-name="P4" draw:layer="layout" svg:x1="13.192cm" svg:y1="4.708cm" svg:x2="15.224cm" svg:y2="4.708cm">
          <text:p/>
        </draw:line>
        <draw:line draw:style-name="gr5" draw:text-style-name="P4" draw:layer="layout" svg:x1="19.542cm" svg:y1="4.708cm" svg:x2="21.574cm" svg:y2="4.708cm">
          <text:p/>
        </draw:line>
        <draw:g>
          <draw:frame draw:style-name="gr4" draw:text-style-name="P3" draw:layer="layout" svg:width="2.54cm" svg:height="1.143cm" svg:x="1.508cm" svg:y="6.232cm">
            <draw:text-box>
              <text:p>Integer</text:p>
            </draw:text-box>
          </draw:frame>
          <draw:custom-shape draw:style-name="gr6" draw:text-style-name="P2" draw:layer="layout" svg:width="2.54cm" svg:height="1.27cm" svg:x="1.762cm" svg:y="7.121cm">
            <text:p text:style-name="P1">0</text:p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4.048cm" svg:y1="5.216cm" svg:x2="4.048cm" svg:y2="7.121cm">
          <text:p/>
        </draw:line>
        <draw:line draw:style-name="gr5" draw:text-style-name="P4" draw:layer="layout" svg:x1="12.557cm" svg:y1="2.168cm" svg:x2="12.557cm" svg:y2="3.946cm">
          <text:p/>
        </draw:line>
        <draw:line draw:style-name="gr5" draw:text-style-name="P4" draw:layer="layout" svg:x1="19.034cm" svg:y1="2.168cm" svg:x2="19.034cm" svg:y2="3.946cm">
          <text:p/>
        </draw:line>
        <draw:line draw:style-name="gr5" draw:text-style-name="P4" draw:layer="layout" svg:x1="25.257cm" svg:y1="2.168cm" svg:x2="25.257cm" svg:y2="3.946cm">
          <text:p/>
        </draw:line>
        <draw:line draw:style-name="gr5" draw:text-style-name="P4" draw:layer="layout" svg:x1="6.08cm" svg:y1="2.168cm" svg:x2="6.08cm" svg:y2="3.946cm">
          <text:p/>
        </draw:line>
        <draw:g>
          <draw:frame draw:style-name="gr4" draw:text-style-name="P3" draw:layer="layout" svg:width="2.54cm" svg:height="1.143cm" svg:x="7.858cm" svg:y="6.243cm">
            <draw:text-box>
              <text:p>Integer</text:p>
            </draw:text-box>
          </draw:frame>
          <draw:custom-shape draw:style-name="gr6" draw:text-style-name="P2" draw:layer="layout" svg:width="2.54cm" svg:height="1.27cm" svg:x="8.112cm" svg:y="7.132cm">
            <text:p text:style-name="P1">1</text:p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0.398cm" svg:y1="5.216cm" svg:x2="10.398cm" svg:y2="7.121cm">
          <text:p/>
        </draw:line>
        <draw:g>
          <draw:frame draw:style-name="gr4" draw:text-style-name="P3" draw:layer="layout" svg:width="2.54cm" svg:height="1.143cm" svg:x="14.208cm" svg:y="6.232cm">
            <draw:text-box>
              <text:p>Integer</text:p>
            </draw:text-box>
          </draw:frame>
          <draw:custom-shape draw:style-name="gr6" draw:text-style-name="P2" draw:layer="layout" svg:width="2.54cm" svg:height="1.27cm" svg:x="14.462cm" svg:y="7.121cm">
            <text:p text:style-name="P1">2</text:p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6.748cm" svg:y1="5.216cm" svg:x2="16.748cm" svg:y2="7.121cm">
          <text:p/>
        </draw:line>
        <draw:g>
          <draw:frame draw:style-name="gr4" draw:text-style-name="P3" draw:layer="layout" svg:width="2.54cm" svg:height="1.143cm" svg:x="20.558cm" svg:y="6.205cm">
            <draw:text-box>
              <text:p>Integer</text:p>
            </draw:text-box>
          </draw:frame>
          <draw:custom-shape draw:style-name="gr6" draw:text-style-name="P2" draw:layer="layout" svg:width="2.54cm" svg:height="1.27cm" svg:x="20.812cm" svg:y="7.094cm">
            <text:p text:style-name="P1">3</text:p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23.098cm" svg:y1="5.216cm" svg:x2="23.098cm" svg:y2="7.121cm">
          <text:p/>
        </draw:line>
        <draw:line draw:style-name="gr7" draw:text-style-name="P4" draw:layer="layout" svg:x1="26.019cm" svg:y1="4.581cm" svg:x2="26.019cm" svg:y2="4.7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9.525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44:57.579697024</meta:creation-date>
    <dc:date>2017-05-25T11:49:18.114601361</dc:date>
    <meta:editing-duration>PT11M21S</meta:editing-duration>
    <meta:editing-cycles>4</meta:editing-cycles>
    <meta:generator>LibreOffice/5.0.3.2$Linux_X86_64 LibreOffice_project/00m0$Build-2</meta:generator>
    <meta:document-statistic meta:object-count="48"/>
  </office:meta>
</office:document-meta>
</file>